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2a6099" loext:opacity="100%" officeooo:rsid="0021a1c7" officeooo:paragraph-rsid="0021a1c7"/>
    </style:style>
    <style:style style:name="P3" style:family="paragraph" style:parent-style-name="Standard">
      <style:paragraph-properties fo:text-align="justify" style:justify-single-word="false"/>
      <style:text-properties fo:color="#2a6099" loext:opacity="100%" officeooo:rsid="0021a1c7" officeooo:paragraph-rsid="0022f8c5"/>
    </style:style>
    <style:style style:name="P4" style:family="paragraph" style:parent-style-name="Standard">
      <style:paragraph-properties fo:text-align="justify" style:justify-single-word="false"/>
      <style:text-properties fo:color="#2a6099" loext:opacity="100%" officeooo:rsid="0022f8c5" officeooo:paragraph-rsid="0022f8c5"/>
    </style:style>
    <style:style style:name="P5" style:family="paragraph" style:parent-style-name="Standard">
      <style:paragraph-properties fo:text-align="justify" style:justify-single-word="false"/>
      <style:text-properties fo:color="#2a6099" loext:opacity="100%" fo:font-weight="bold" officeooo:rsid="0025e248" officeooo:paragraph-rsid="0025e248" style:font-weight-asian="bold" style:font-weight-complex="bold"/>
    </style:style>
    <style:style style:name="P6" style:family="paragraph" style:parent-style-name="Standard">
      <style:paragraph-properties fo:text-align="justify" style:justify-single-word="false"/>
      <style:text-properties fo:color="#2a6099" loext:opacity="100%" fo:font-weight="bold" officeooo:rsid="002a4b31" officeooo:paragraph-rsid="002a4b31" style:font-weight-asian="bold" style:font-weight-complex="bold"/>
    </style:style>
    <style:style style:name="P7" style:family="paragraph" style:parent-style-name="Standard">
      <style:paragraph-properties fo:text-align="justify" style:justify-single-word="false"/>
      <style:text-properties fo:color="#2a6099" loext:opacity="100%" fo:font-style="normal" fo:font-weight="bold" officeooo:rsid="0025e248" officeooo:paragraph-rsid="0025e24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color="#2a6099" loext:opacity="100%" style:font-name="Ubuntu" fo:font-size="13pt" fo:font-style="normal" fo:font-weight="bold" officeooo:rsid="0021a1c7" officeooo:paragraph-rsid="0021a1c7"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justify" style:justify-single-word="false"/>
      <style:text-properties fo:color="#2a6099" loext:opacity="100%" style:font-name="Ubuntu" fo:font-size="13pt" fo:font-style="normal" fo:font-weight="bold" officeooo:rsid="0021a1c7" officeooo:paragraph-rsid="0022f8c5" style:font-size-asian="11.3500003814697pt" style:font-style-asian="normal" style:font-weight-asian="bold" style:font-size-complex="13pt" style:font-style-complex="normal" style:font-weight-complex="bold"/>
    </style:style>
    <style:style style:name="P10" style:family="paragraph" style:parent-style-name="Standard">
      <style:paragraph-properties fo:text-align="justify" style:justify-single-word="false"/>
      <style:text-properties fo:color="#2a6099" loext:opacity="100%" style:font-name="Ubuntu" fo:font-size="13pt" fo:font-style="normal" fo:font-weight="bold" officeooo:rsid="0022f8c5" officeooo:paragraph-rsid="0022f8c5" style:font-size-asian="11.3500003814697pt" style:font-style-asian="normal" style:font-weight-asian="bold" style:font-size-complex="13pt" style:font-style-complex="normal" style:font-weight-complex="bold"/>
    </style:style>
    <style:style style:name="P11" style:family="paragraph" style:parent-style-name="Standard">
      <style:paragraph-properties fo:text-align="justify" style:justify-single-word="false"/>
      <style:text-properties fo:color="#2a6099" loext:opacity="100%" style:font-name="Ubuntu" fo:font-size="13pt" fo:font-style="normal" fo:font-weight="bold" officeooo:rsid="00256f93" officeooo:paragraph-rsid="0025e248" style:font-size-asian="11.3500003814697pt" style:font-style-asian="normal" style:font-weight-asian="bold" style:font-size-complex="13pt" style:font-style-complex="normal" style:font-weight-complex="bold"/>
    </style:style>
    <style:style style:name="P12" style:family="paragraph" style:parent-style-name="Standard">
      <style:paragraph-properties fo:text-align="justify" style:justify-single-word="false"/>
      <style:text-properties fo:color="#2a6099" loext:opacity="100%" style:font-name="Ubuntu" fo:font-size="13pt" fo:font-style="normal" fo:font-weight="bold" officeooo:rsid="0025e248" officeooo:paragraph-rsid="0025e248" style:font-size-asian="11.3500003814697pt" style:font-style-asian="normal" style:font-weight-asian="bold" style:font-size-complex="13pt" style:font-style-complex="normal" style:font-weight-complex="bold"/>
    </style:style>
    <style:style style:name="P13" style:family="paragraph" style:parent-style-name="Standard">
      <style:paragraph-properties fo:text-align="justify" style:justify-single-word="false"/>
      <style:text-properties fo:color="#2a6099" loext:opacity="100%" style:font-name="Ubuntu" fo:font-size="13pt" fo:font-style="normal" fo:font-weight="bold" officeooo:rsid="00260a1d" officeooo:paragraph-rsid="0025e248" style:font-size-asian="11.3500003814697pt" style:font-style-asian="normal" style:font-weight-asian="bold" style:font-size-complex="13pt" style:font-style-complex="normal" style:font-weight-complex="bold"/>
    </style:style>
    <style:style style:name="P14" style:family="paragraph" style:parent-style-name="Standard">
      <style:paragraph-properties fo:text-align="justify" style:justify-single-word="false"/>
      <style:text-properties fo:color="#2a6099" loext:opacity="100%" style:font-name="Ubuntu" fo:font-size="13pt" fo:font-style="normal" fo:font-weight="bold" officeooo:rsid="00260a1d" officeooo:paragraph-rsid="00260a1d" style:font-size-asian="11.3500003814697pt" style:font-style-asian="normal" style:font-weight-asian="bold" style:font-size-complex="13pt" style:font-style-complex="normal" style:font-weight-complex="bold"/>
    </style:style>
    <style:style style:name="P15" style:family="paragraph" style:parent-style-name="Standard">
      <style:paragraph-properties fo:text-align="justify" style:justify-single-word="false"/>
      <style:text-properties fo:color="#2a6099" loext:opacity="100%" style:font-name="Ubuntu" fo:font-size="13pt" fo:font-style="normal" fo:font-weight="bold" officeooo:rsid="00260a1d" officeooo:paragraph-rsid="002b0ee8" style:font-size-asian="11.3500003814697pt" style:font-style-asian="normal" style:font-weight-asian="bold" style:font-size-complex="13pt" style:font-style-complex="normal" style:font-weight-complex="bold"/>
    </style:style>
    <style:style style:name="P16" style:family="paragraph" style:parent-style-name="Standard">
      <style:paragraph-properties fo:text-align="justify" style:justify-single-word="false"/>
      <style:text-properties fo:color="#2a6099" loext:opacity="100%" style:font-name="Ubuntu" fo:font-size="13pt" fo:font-style="normal" fo:font-weight="bold" officeooo:rsid="00260a1d" officeooo:paragraph-rsid="002bf3da" style:font-size-asian="11.3500003814697pt" style:font-style-asian="normal" style:font-weight-asian="bold" style:font-size-complex="13pt" style:font-style-complex="normal" style:font-weight-complex="bold"/>
    </style:style>
    <style:style style:name="P17" style:family="paragraph" style:parent-style-name="Standard">
      <style:paragraph-properties fo:text-align="justify" style:justify-single-word="false"/>
      <style:text-properties fo:color="#2a6099" loext:opacity="100%" style:font-name="Ubuntu" fo:font-size="13pt" fo:font-style="normal" fo:font-weight="bold" officeooo:rsid="002b0ee8" officeooo:paragraph-rsid="002b0ee8" style:font-size-asian="11.3500003814697pt" style:font-style-asian="normal" style:font-weight-asian="bold" style:font-size-complex="13pt" style:font-style-complex="normal" style:font-weight-complex="bold"/>
    </style:style>
    <style:style style:name="P18" style:family="paragraph" style:parent-style-name="Standard">
      <style:paragraph-properties fo:text-align="justify" style:justify-single-word="false"/>
      <style:text-properties fo:color="#2a6099" loext:opacity="100%" style:font-name="Ubuntu" fo:font-size="13pt" fo:font-style="normal" fo:font-weight="bold" officeooo:rsid="002b0ee8" officeooo:paragraph-rsid="002bf3da" style:font-size-asian="11.3500003814697pt" style:font-style-asian="normal" style:font-weight-asian="bold" style:font-size-complex="13pt" style:font-style-complex="normal" style:font-weight-complex="bold"/>
    </style:style>
    <style:style style:name="P19" style:family="paragraph" style:parent-style-name="Standard">
      <style:paragraph-properties fo:text-align="justify" style:justify-single-word="false"/>
      <style:text-properties fo:color="#000000" loext:opacity="100%" officeooo:rsid="0021a1c7" officeooo:paragraph-rsid="0021a1c7"/>
    </style:style>
    <style:style style:name="P20" style:family="paragraph" style:parent-style-name="Standard">
      <style:paragraph-properties fo:text-align="justify" style:justify-single-word="false"/>
      <style:text-properties fo:color="#000000" loext:opacity="100%" fo:font-weight="normal" officeooo:rsid="0022f8c5" officeooo:paragraph-rsid="0022f8c5" style:font-weight-asian="normal" style:font-weight-complex="normal"/>
    </style:style>
    <style:style style:name="P21" style:family="paragraph" style:parent-style-name="Standard">
      <style:paragraph-properties fo:text-align="justify" style:justify-single-word="false"/>
      <style:text-properties fo:color="#000000" loext:opacity="100%" style:font-name="Ubuntu" fo:font-size="13pt" fo:font-style="normal" fo:font-weight="bold" officeooo:rsid="0021a1c7" officeooo:paragraph-rsid="0021a1c7"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justify" style:justify-single-word="false"/>
      <style:text-properties fo:color="#000000" loext:opacity="100%" style:font-name="Ubuntu" fo:font-size="13pt" fo:font-style="normal" fo:font-weight="bold" officeooo:rsid="002b0ee8" officeooo:paragraph-rsid="002b0ee8"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justify" style:justify-single-word="false"/>
      <style:text-properties fo:color="#000000" loext:opacity="100%" style:font-name="Ubuntu" fo:font-size="13pt" fo:font-style="normal" fo:font-weight="bold" officeooo:rsid="002bf3da" officeooo:paragraph-rsid="002bf3da"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justify" style:justify-single-word="false"/>
      <style:text-properties fo:color="#000000" loext:opacity="100%" style:font-name="Ubuntu" fo:font-size="13pt" fo:font-style="normal" fo:font-weight="normal" officeooo:rsid="0022f8c5" officeooo:paragraph-rsid="0021a1c7"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fo:color="#000000" loext:opacity="100%" style:font-name="Ubuntu" fo:font-size="13pt" fo:font-style="normal" fo:font-weight="normal" officeooo:rsid="0022f8c5" officeooo:paragraph-rsid="0022f8c5"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justify" style:justify-single-word="false"/>
      <style:text-properties fo:color="#000000" loext:opacity="100%" style:font-name="Ubuntu" fo:font-size="13pt" fo:font-style="normal" fo:font-weight="normal" officeooo:rsid="00256f93" officeooo:paragraph-rsid="0022f8c5"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center" style:justify-single-word="false"/>
      <style:text-properties style:font-name="Ubuntu" fo:font-size="16pt" fo:font-weight="bold" officeooo:rsid="001f1de4" style:font-size-asian="16pt" style:font-weight-asian="bold" style:font-size-complex="16pt" style:font-weight-complex="bold"/>
    </style:style>
    <style:style style:name="P28" style:family="paragraph" style:parent-style-name="Standard">
      <style:text-properties style:font-name="Ubuntu" fo:font-size="13pt" fo:font-weight="normal" officeooo:rsid="001f1de4" style:font-size-asian="11.3500003814697pt" style:font-weight-asian="normal" style:font-size-complex="13pt" style:font-weight-complex="normal"/>
    </style:style>
    <style:style style:name="P29" style:family="paragraph" style:parent-style-name="Standard">
      <style:paragraph-properties fo:text-align="justify" style:justify-single-word="false"/>
      <style:text-properties style:font-name="Ubuntu" fo:font-size="13pt" fo:font-weight="normal" officeooo:rsid="001fc2ee" style:font-size-asian="11.3500003814697pt" style:font-weight-asian="normal" style:font-size-complex="13pt" style:font-weight-complex="normal"/>
    </style:style>
    <style:style style:name="P30" style:family="paragraph" style:parent-style-name="Standard">
      <style:paragraph-properties fo:text-align="justify" style:justify-single-word="false"/>
      <style:text-properties style:font-name="Ubuntu" fo:font-size="13pt" fo:font-style="normal" fo:font-weight="normal" officeooo:rsid="0021a1c7"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style:font-name="Ubuntu" fo:font-size="13pt" fo:font-style="normal" fo:font-weight="bold" officeooo:rsid="0021a1c7" style:font-size-asian="11.3500003814697pt" style:font-style-asian="normal" style:font-weight-asian="bold" style:font-size-complex="13pt" style:font-style-complex="normal" style:font-weight-complex="bold"/>
    </style:style>
    <style:style style:name="P32" style:family="paragraph" style:parent-style-name="Standard">
      <style:paragraph-properties fo:text-align="justify" style:justify-single-word="false"/>
      <style:text-properties fo:color="#666666" loext:opacity="100%" style:font-name="Ubuntu" fo:font-size="13pt" fo:font-style="italic" fo:font-weight="normal" officeooo:rsid="0025e248" officeooo:paragraph-rsid="0025e248" style:font-size-asian="11.3500003814697pt" style:font-style-asian="italic" style:font-weight-asian="normal" style:font-size-complex="13pt" style:font-style-complex="italic" style:font-weight-complex="normal"/>
    </style:style>
    <style:style style:name="P33" style:family="paragraph" style:parent-style-name="Standard">
      <style:paragraph-properties fo:text-align="justify" style:justify-single-word="false"/>
      <style:text-properties fo:color="#ff0000" loext:opacity="100%" style:font-name="Ubuntu" fo:font-size="13pt" fo:font-style="normal" fo:font-weight="bold" officeooo:rsid="002b0ee8" officeooo:paragraph-rsid="002b0ee8" style:font-size-asian="11.3500003814697pt" style:font-style-asian="normal" style:font-weight-asian="bold" style:font-size-complex="13pt" style:font-style-complex="normal" style:font-weight-complex="bold"/>
    </style:style>
    <style:style style:name="P34" style:family="paragraph" style:parent-style-name="Standard">
      <style:paragraph-properties fo:text-align="justify" style:justify-single-word="false"/>
      <style:text-properties fo:color="#ff0000" loext:opacity="100%" style:font-name="Ubuntu" fo:font-size="13pt" fo:font-style="normal" fo:font-weight="bold" officeooo:rsid="002b0ee8" officeooo:paragraph-rsid="002bf3da" style:font-size-asian="11.3500003814697pt" style:font-style-asian="normal" style:font-weight-asian="bold" style:font-size-complex="13pt" style:font-style-complex="normal" style:font-weight-complex="bold"/>
    </style:style>
    <style:style style:name="P35" style:family="paragraph" style:parent-style-name="Standard">
      <style:paragraph-properties fo:text-align="justify" style:justify-single-word="false"/>
      <style:text-properties fo:color="#55308d" loext:opacity="100%" style:font-name="Ubuntu" fo:font-size="13pt" fo:font-style="normal" fo:font-weight="bold" officeooo:rsid="002bf3da" officeooo:paragraph-rsid="002bf3da" style:font-size-asian="11.3500003814697pt" style:font-style-asian="normal" style:font-weight-asian="bold" style:font-size-complex="13pt" style:font-style-complex="normal" style:font-weight-complex="bold"/>
    </style:style>
    <style:style style:name="P36" style:family="paragraph" style:parent-style-name="Standard">
      <style:paragraph-properties fo:text-align="justify" style:justify-single-word="false"/>
      <style:text-properties fo:color="#000000" loext:opacity="100%" style:font-name="Ubuntu" fo:font-size="13pt" fo:font-style="normal" fo:font-weight="normal" officeooo:rsid="002b0ee8" officeooo:paragraph-rsid="00260a1d"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fo:color="#000000" loext:opacity="100%" style:font-name="Ubuntu" fo:font-size="13pt" fo:font-style="normal" fo:font-weight="normal" officeooo:rsid="002b0ee8" officeooo:paragraph-rsid="002b0ee8"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fo:color="#000000" loext:opacity="100%" style:font-name="Ubuntu" fo:font-size="13pt" fo:font-style="normal" fo:font-weight="normal" officeooo:rsid="002bf3da" officeooo:paragraph-rsid="002b0ee8"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fo:color="#2a6099" loext:opacity="100%" style:font-name="Ubuntu" fo:font-size="13pt" fo:font-style="normal" fo:font-weight="normal" officeooo:rsid="002b0ee8" officeooo:paragraph-rsid="002b0ee8"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fo:color="#2a6099" loext:opacity="100%" style:font-name="Ubuntu" fo:font-size="13pt" fo:font-style="normal" fo:font-weight="normal" officeooo:rsid="002b0ee8" officeooo:paragraph-rsid="002bf3da"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fo:color="#55308d" loext:opacity="100%" style:font-name="Ubuntu" fo:font-size="13pt" fo:font-style="normal" fo:font-weight="bold" officeooo:rsid="002bf3da" officeooo:paragraph-rsid="002bf3da" style:font-size-asian="11.3500003814697pt" style:font-style-asian="normal" style:font-weight-asian="bold" style:font-size-complex="13pt" style:font-style-complex="normal" style:font-weight-complex="bold"/>
    </style:style>
    <style:style style:name="P42" style:family="paragraph" style:parent-style-name="Standard">
      <style:paragraph-properties fo:text-align="justify" style:justify-single-word="false"/>
      <style:text-properties fo:color="#55308d" loext:opacity="100%" style:font-name="Ubuntu" fo:font-size="13pt" fo:font-style="normal" fo:font-weight="normal" officeooo:rsid="002bf3da" officeooo:paragraph-rsid="002bf3da" style:font-size-asian="11.3500003814697pt" style:font-style-asian="normal" style:font-weight-asian="normal" style:font-size-complex="13pt" style:font-style-complex="normal" style:font-weight-complex="normal"/>
    </style:style>
    <style:style style:name="T1" style:family="text">
      <style:text-properties style:font-name="Ubuntu" fo:font-size="13pt" fo:font-weight="normal" officeooo:rsid="001f1de4" style:font-size-asian="11.3500003814697pt" style:font-weight-asian="normal" style:font-size-complex="13pt" style:font-weight-complex="normal"/>
    </style:style>
    <style:style style:name="T2" style:family="text">
      <style:text-properties style:font-name="Ubuntu" fo:font-size="13pt" fo:font-weight="normal" officeooo:rsid="001fc2ee" style:font-size-asian="11.3500003814697pt" style:font-weight-asian="normal" style:font-size-complex="13pt" style:font-weight-complex="normal"/>
    </style:style>
    <style:style style:name="T3" style:family="text">
      <style:text-properties style:font-name="Ubuntu" fo:font-size="13pt" fo:font-weight="bold" officeooo:rsid="001fc2ee" style:font-size-asian="11.3500003814697pt" style:font-weight-asian="bold" style:font-size-complex="13pt" style:font-weight-complex="bold"/>
    </style:style>
    <style:style style:name="T4" style:family="text">
      <style:text-properties style:font-name="Ubuntu" fo:font-size="13pt" fo:font-style="italic" fo:font-weight="normal" officeooo:rsid="001fc2ee" style:font-size-asian="11.3500003814697pt" style:font-style-asian="italic" style:font-weight-asian="normal" style:font-size-complex="13pt" style:font-style-complex="italic" style:font-weight-complex="normal"/>
    </style:style>
    <style:style style:name="T5" style:family="text">
      <style:text-properties style:font-name="Ubuntu" fo:font-size="13pt" fo:font-style="italic" fo:font-weight="normal" officeooo:rsid="0021a1c7" style:font-size-asian="11.3500003814697pt" style:font-style-asian="italic" style:font-weight-asian="normal" style:font-size-complex="13pt" style:font-style-complex="italic" style:font-weight-complex="normal"/>
    </style:style>
    <style:style style:name="T6" style:family="text">
      <style:text-properties style:font-name="Ubuntu" fo:font-size="13pt" fo:font-style="italic" fo:font-weight="bold" style:font-size-asian="11.3500003814697pt" style:font-style-asian="italic" style:font-weight-asian="bold" style:font-size-complex="13pt" style:font-style-complex="italic" style:font-weight-complex="bold"/>
    </style:style>
    <style:style style:name="T7" style:family="text">
      <style:text-properties style:font-name="Ubuntu" fo:font-size="13pt" fo:font-style="italic" fo:font-weight="bold" officeooo:rsid="0022f8c5" style:font-size-asian="11.3500003814697pt" style:font-style-asian="italic" style:font-weight-asian="bold" style:font-size-complex="13pt" style:font-style-complex="italic" style:font-weight-complex="bold"/>
    </style:style>
    <style:style style:name="T8" style:family="text">
      <style:text-properties style:font-name="Ubuntu" fo:font-size="13pt" fo:font-style="normal" fo:font-weight="normal" style:font-size-asian="11.3500003814697pt" style:font-style-asian="normal" style:font-weight-asian="normal" style:font-size-complex="13pt" style:font-style-complex="normal" style:font-weight-complex="normal"/>
    </style:style>
    <style:style style:name="T9" style:family="text">
      <style:text-properties style:font-name="Ubuntu" fo:font-size="13pt" fo:font-style="normal" fo:font-weight="normal" officeooo:rsid="001fc2ee" style:font-size-asian="11.3500003814697pt" style:font-style-asian="normal" style:font-weight-asian="normal" style:font-size-complex="13pt" style:font-style-complex="normal" style:font-weight-complex="normal"/>
    </style:style>
    <style:style style:name="T10" style:family="text">
      <style:text-properties style:font-name="Ubuntu" fo:font-size="13pt" fo:font-style="normal" fo:font-weight="normal" officeooo:rsid="0021a1c7" style:font-size-asian="11.3500003814697pt" style:font-style-asian="normal" style:font-weight-asian="normal" style:font-size-complex="13pt" style:font-style-complex="normal" style:font-weight-complex="normal"/>
    </style:style>
    <style:style style:name="T11" style:family="text">
      <style:text-properties style:font-name="Ubuntu" fo:font-size="13pt" fo:font-style="normal" fo:font-weight="normal" officeooo:rsid="0022f8c5" style:font-size-asian="11.3500003814697pt" style:font-style-asian="normal" style:font-weight-asian="normal" style:font-size-complex="13pt" style:font-style-complex="normal" style:font-weight-complex="normal"/>
    </style:style>
    <style:style style:name="T12" style:family="text">
      <style:text-properties style:font-name="Ubuntu" fo:font-size="13pt" fo:font-style="normal" fo:font-weight="bold" style:font-size-asian="11.3500003814697pt" style:font-style-asian="normal" style:font-weight-asian="bold" style:font-size-complex="13pt" style:font-style-complex="normal" style:font-weight-complex="bold"/>
    </style:style>
    <style:style style:name="T13" style:family="text">
      <style:text-properties style:font-name="Ubuntu" fo:font-size="13pt" fo:font-style="normal" fo:font-weight="bold" officeooo:rsid="0021a1c7" style:font-size-asian="11.3500003814697pt" style:font-style-asian="normal" style:font-weight-asian="bold" style:font-size-complex="13pt" style:font-style-complex="normal" style:font-weight-complex="bold"/>
    </style:style>
    <style:style style:name="T14" style:family="text">
      <style:text-properties style:font-name="Ubuntu" fo:font-size="13pt" fo:font-style="normal" fo:font-weight="bold" officeooo:rsid="0022f8c5" style:font-size-asian="11.3500003814697pt" style:font-style-asian="normal" style:font-weight-asian="bold" style:font-size-complex="13pt" style:font-style-complex="normal" style:font-weight-complex="bold"/>
    </style:style>
    <style:style style:name="T15" style:family="text">
      <style:text-properties style:font-name="Ubuntu" fo:font-size="13pt" fo:font-style="normal" style:font-size-asian="11.3500003814697pt" style:font-style-asian="normal" style:font-size-complex="13pt" style:font-style-complex="normal"/>
    </style:style>
    <style:style style:name="T16" style:family="text">
      <style:text-properties style:font-name="Ubuntu" fo:font-size="13pt" fo:font-style="normal" officeooo:rsid="0024f481" style:font-size-asian="11.3500003814697pt" style:font-style-asian="normal" style:font-size-complex="13pt" style:font-style-complex="normal"/>
    </style:style>
    <style:style style:name="T17" style:family="text">
      <style:text-properties style:font-name="Ubuntu" fo:font-size="13pt" fo:font-style="normal" officeooo:rsid="00256f93" style:font-size-asian="11.3500003814697pt" style:font-style-asian="normal" style:font-size-complex="13pt" style:font-style-complex="normal"/>
    </style:style>
    <style:style style:name="T18" style:family="text">
      <style:text-properties style:font-name="Ubuntu" fo:font-size="13pt" style:font-size-asian="11.3500003814697pt" style:font-size-complex="13pt"/>
    </style:style>
    <style:style style:name="T19" style:family="text">
      <style:text-properties style:font-name="Ubuntu" fo:font-size="13pt" officeooo:rsid="00260a1d" style:font-size-asian="11.3500003814697pt" style:font-size-complex="13pt"/>
    </style:style>
    <style:style style:name="T20" style:family="text">
      <style:text-properties fo:color="#ff0000" loext:opacity="100%"/>
    </style:style>
    <style:style style:name="T21" style:family="text">
      <style:text-properties fo:color="#ff0000" loext:opacity="100%" style:font-name="Ubuntu" fo:font-size="13pt" fo:font-style="normal" fo:font-weight="bold" style:font-size-asian="11.3500003814697pt" style:font-style-asian="normal" style:font-weight-asian="bold" style:font-size-complex="13pt" style:font-style-complex="normal" style:font-weight-complex="bold"/>
    </style:style>
    <style:style style:name="T22" style:family="text">
      <style:text-properties fo:color="#ff0000" loext:opacity="100%" style:font-name="Ubuntu" fo:font-size="13pt" fo:font-style="normal" fo:font-weight="bold" officeooo:rsid="0022f8c5" style:font-size-asian="11.3500003814697pt" style:font-style-asian="normal" style:font-weight-asian="bold" style:font-size-complex="13pt" style:font-style-complex="normal" style:font-weight-complex="bold"/>
    </style:style>
    <style:style style:name="T23" style:family="text">
      <style:text-properties fo:color="#ff0000" loext:opacity="100%" style:font-name="Ubuntu" fo:font-size="13pt" fo:font-style="normal" style:font-size-asian="11.3500003814697pt" style:font-style-asian="normal" style:font-size-complex="13pt" style:font-style-complex="normal"/>
    </style:style>
    <style:style style:name="T24" style:family="text">
      <style:text-properties fo:color="#ff0000" loext:opacity="100%" style:font-name="Ubuntu" fo:font-size="13pt" officeooo:rsid="002a4b31" style:font-size-asian="11.3500003814697pt" style:font-size-complex="13pt"/>
    </style:style>
    <style:style style:name="T25" style:family="text">
      <style:text-properties fo:color="#ff0000" loext:opacity="100%" officeooo:rsid="002b0ee8"/>
    </style:style>
    <style:style style:name="T26" style:family="text">
      <style:text-properties fo:color="#158466" loext:opacity="100%"/>
    </style:style>
    <style:style style:name="T27" style:family="text">
      <style:text-properties fo:color="#158466" loext:opacity="100%" style:font-name="Ubuntu" fo:font-size="13pt" fo:font-style="normal" fo:font-weight="bold" officeooo:rsid="0022f8c5" style:font-size-asian="11.3500003814697pt" style:font-style-asian="normal" style:font-weight-asian="bold" style:font-size-complex="13pt" style:font-style-complex="normal" style:font-weight-complex="bold"/>
    </style:style>
    <style:style style:name="T28" style:family="text">
      <style:text-properties fo:color="#158466" loext:opacity="100%" style:font-name="Ubuntu" fo:font-size="13pt" style:font-size-asian="11.3500003814697pt" style:font-size-complex="13pt"/>
    </style:style>
    <style:style style:name="T29" style:family="text">
      <style:text-properties fo:color="#55308d" loext:opacity="100%"/>
    </style:style>
    <style:style style:name="T30" style:family="text">
      <style:text-properties fo:color="#55308d" loext:opacity="100%" style:font-name="Ubuntu" fo:font-size="13pt" fo:font-style="normal" fo:font-weight="bold" officeooo:rsid="0022f8c5" style:font-size-asian="11.3500003814697pt" style:font-style-asian="normal" style:font-weight-asian="bold" style:font-size-complex="13pt" style:font-style-complex="normal" style:font-weight-complex="bold"/>
    </style:style>
    <style:style style:name="T31" style:family="text">
      <style:text-properties fo:color="#55308d" loext:opacity="100%" style:font-name="Ubuntu" fo:font-size="13pt" fo:font-style="normal" style:font-size-asian="11.3500003814697pt" style:font-style-asian="normal" style:font-size-complex="13pt" style:font-style-complex="normal"/>
    </style:style>
    <style:style style:name="T32" style:family="text">
      <style:text-properties fo:color="#55308d" loext:opacity="100%" style:font-name="Ubuntu" fo:font-size="13pt" style:font-size-asian="11.3500003814697pt" style:font-size-complex="13pt"/>
    </style:style>
    <style:style style:name="T33" style:family="text">
      <style:text-properties fo:color="#55308d" loext:opacity="100%" style:font-name="Ubuntu" fo:font-size="13pt" officeooo:rsid="00260a1d" style:font-size-asian="11.3500003814697pt" style:font-size-complex="13pt"/>
    </style:style>
    <style:style style:name="T34" style:family="text">
      <style:text-properties fo:color="#55308d" loext:opacity="100%" officeooo:rsid="002b0ee8"/>
    </style:style>
    <style:style style:name="T35" style:family="text">
      <style:text-properties officeooo:rsid="002b0ee8"/>
    </style:style>
    <style:style style:name="T36" style:family="text">
      <style:text-properties fo:color="#000000" loext:opacity="100%" officeooo:rsid="002b0ee8"/>
    </style:style>
    <style:style style:name="T37" style:family="text">
      <style:text-properties fo:color="#000000" loext:opacity="100%" fo:font-weight="normal" officeooo:rsid="002b0ee8" style:font-weight-asian="normal" style:font-weight-complex="normal"/>
    </style:style>
    <style:style style:name="T38" style:family="text">
      <style:text-properties fo:color="#000000" loext:opacity="100%" fo:font-style="italic" fo:font-weight="normal" officeooo:rsid="002b0ee8" style:font-style-asian="italic" style:font-weight-asian="normal" style:font-style-complex="italic" style:font-weight-complex="normal"/>
    </style:style>
    <style:style style:name="T39" style:family="text">
      <style:text-properties fo:color="#000000" loext:opacity="100%" officeooo:rsid="002e0e3b"/>
    </style:style>
    <style:style style:name="T40" style:family="text">
      <style:text-properties fo:font-weight="normal" style:font-weight-asian="normal" style:font-weight-complex="normal"/>
    </style:style>
    <style:style style:name="T41" style:family="text">
      <style:text-properties fo:font-weight="normal" officeooo:rsid="002bf3da" style:font-weight-asian="normal" style:font-weight-complex="normal"/>
    </style:style>
    <style:style style:name="T42" style:family="text">
      <style:text-properties fo:color="#ed4c05"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riação do app TASK MANAGER – fcc</text:p>
      <text:p text:style-name="P28"/>
      <text:p text:style-name="P1"><text:span text:style-name="T1"><text:tab/>Para começarmos, podermos </text:span><text:span text:style-name="T2">estabelecer a conexão com o MongoDB. Inicialmente, criamos uma conta no MongoDB Atlas, serviço de cloud do próprio MongoDB.</text:span></text:p>
      <text:p text:style-name="P29"><text:tab/></text:p>
      <text:p text:style-name="P1"><text:span text:style-name="T2"><text:tab/></text:span><text:span text:style-name="T3">CONFIGURANDO O ATLAS:</text:span></text:p>
      <text:p text:style-name="P1"><text:span text:style-name="T2"><text:tab/>Após fazer o registro e o login, vamos em </text:span><text:span text:style-name="T4">database acess </text:span><text:span text:style-name="T9">para definirmos os usuários administradores do banco de dados. E </text:span><text:span text:style-name="T10">em </text:span><text:span text:style-name="T5">network acess</text:span><text:span text:style-name="T10">, definimos de qual </text:span><text:span text:style-name="T13">IP</text:span><text:span text:style-name="T10"> acessaremos o banco. Devemos ter cuidado ao definir, lembre que se definirmos um IP, apenas aquele IP terá acesso ao banco, bom uso quando em fase de desenvolvimento, mas na fase de produção atenta-se de alterar essas configurações para que qualquer pessoa com qualquer IP possa acessar o Banco.</text:span></text:p>
      <text:p text:style-name="P30"><text:tab/>Agora vamos fazer a conexão com o nosso aplicação. Aqui, usaremos o mongoose para fazermos a interação com o banco direto da nossa aplicação. O mongoose tem alguns benefícios interessante, como a definição de um SCHEMA. </text:p>
      <text:p text:style-name="P1"><text:span text:style-name="T10"><text:tab/>Para usar o mongoose, devemos instalar os pacotes “</text:span><text:span text:style-name="T13">npm i mongoose</text:span><text:span text:style-name="T10">”</text:span><text:span text:style-name="T13"> </text:span><text:span text:style-name="T10">e crie um arquivo js, nele importamos o mongoose com o require. Após, usamos a função </text:span><text:span text:style-name="T5">connect()</text:span><text:span text:style-name="T10"> que vem no mongoose, então: </text:span></text:p>
      <text:p text:style-name="P31"/>
      <text:p text:style-name="P8">const mongoose = require(‘mongoose’)</text:p>
      <text:p text:style-name="P8"/>
      <text:p text:style-name="P2"><text:span text:style-name="T12">mongoose.connect(</text:span><text:span text:style-name="T21">URI, ParamsOptinal</text:span><text:span text:style-name="T12">)</text:span></text:p>
      <text:p text:style-name="P21"/>
      <text:p text:style-name="P19"><text:span text:style-name="T12"><text:tab/></text:span><text:span text:style-name="T8">O primeiro parâmetro da função é a URI que tu adquiri no MongoDB Atlas, enquanto o segundo parâmetro é usado para configurações. Devemos passar como configuração o </text:span><text:span text:style-name="T7">useN</text:span><text:span text:style-name="T6">ewUrlParser </text:span><text:span text:style-name="T8">e </text:span><text:span text:style-name="T11">o</text:span><text:span text:style-name="T7"> useUnifiedTopology </text:span><text:span text:style-name="T11">definindo-os como </text:span><text:span text:style-name="T14">true</text:span><text:span text:style-name="T11">. </text:span></text:p>
      <text:p text:style-name="P24"/>
      <text:p text:style-name="P9">const mongoose = require(‘mongoose’)</text:p>
      <text:p text:style-name="P9"/>
      <text:p text:style-name="P3"><text:span text:style-name="T14">const connectDB = mongoose.connect( </text:span><text:span text:style-name="T27">URI</text:span><text:span text:style-name="T22">, <text:s/></text:span><text:span text:style-name="T30">{</text:span></text:p>
      <text:p text:style-name="P3"><text:span text:style-name="T22"><text:tab/></text:span><text:span text:style-name="T27">useNewUrlParser</text:span><text:span text:style-name="T22">: true,</text:span></text:p>
      <text:p text:style-name="P3"><text:span text:style-name="T22"><text:tab/></text:span><text:span text:style-name="T27">useUnifiedTopology:</text:span><text:span text:style-name="T22"> true</text:span></text:p>
      <text:p text:style-name="P3"><text:span text:style-name="T30">}</text:span><text:span text:style-name="T14">)</text:span></text:p>
      <text:p text:style-name="P10"/>
      <text:p text:style-name="P4"><text:span text:style-name="T14">m</text:span><text:span text:style-name="T12">odule.exports = connectDB</text:span></text:p>
      <text:p text:style-name="P25"/>
      <text:p text:style-name="P25"><text:tab/>Enquanto isso, no arquivo principal da aplicação, ativaremos o server de maneira diferente. Apenas uma verificação.</text:p>
      <text:p text:style-name="P25"><text:tab/>O mongoose ele serve como uma função assíncrona, então basta importa a configuração do arquivo do db.</text:p>
      <text:p text:style-name="P20"><text:span text:style-name="T15"><text:tab/></text:span><text:span text:style-name="T16">Criamos uma função async que possuirá uma estrutura try… Catch. No Try, damos um await e invocamos a função que importamos. </text:span><text:span text:style-name="T17">Se funcionar a conexão, ativamos o servidor, se não o código para no catch, onde será tratado o erro.</text:span></text:p>
      <text:p text:style-name="P26"/>
      <text:p text:style-name="P11"/>
      <text:p text:style-name="P11"/>
      <text:p text:style-name="P5"><text:soft-page-break/><text:span text:style-name="T17">C</text:span><text:span text:style-name="T15">onst </text:span><text:span text:style-name="T31">express</text:span><text:span text:style-name="T15"> = require(‘</text:span><text:span text:style-name="T23">express</text:span><text:span text:style-name="T15">’)</text:span></text:p>
      <text:p text:style-name="P5"><text:span text:style-name="T15">const </text:span><text:span text:style-name="T31">app</text:span><text:span text:style-name="T15"> = </text:span><text:span text:style-name="T31">express()</text:span></text:p>
      <text:p text:style-name="P5"><text:span text:style-name="T15">const </text:span><text:span text:style-name="T31">connectDB</text:span><text:span text:style-name="T15"> = require(‘</text:span><text:span text:style-name="T23">./db/connect.js</text:span><text:span text:style-name="T15">’)</text:span></text:p>
      <text:p text:style-name="P6"><text:span text:style-name="T15">require(‘</text:span><text:span text:style-name="T23">dotenv</text:span><text:span text:style-name="T15">’).</text:span><text:span text:style-name="T31">config()</text:span></text:p>
      <text:p text:style-name="P12"/>
      <text:p text:style-name="P32">OBS:. alguns middlewares</text:p>
      <text:p text:style-name="P32"/>
      <text:p text:style-name="P7"><text:span text:style-name="T18">const </text:span><text:span text:style-name="T32">start </text:span><text:span text:style-name="T18">= </text:span><text:span text:style-name="T28">async</text:span><text:span text:style-name="T18"> () =&gt; {</text:span></text:p>
      <text:p text:style-name="P12"><text:tab/>try {</text:p>
      <text:p text:style-name="P7"><text:span text:style-name="T18"><text:tab/><text:tab/></text:span><text:span text:style-name="T28">await </text:span><text:span text:style-name="T32">connectDB(</text:span><text:span text:style-name="T24">process.env.MONGO_URI</text:span><text:span text:style-name="T32">)</text:span></text:p>
      <text:p text:style-name="P12"><text:tab/><text:tab/>app.listen(3000, () =&gt; console.log(‘Ativado server na porta 3000…’)</text:p>
      <text:p text:style-name="P7"><text:span text:style-name="T18"><text:tab/></text:span><text:span text:style-name="T19">} catch (</text:span><text:span text:style-name="T33">err</text:span><text:span text:style-name="T19">) {</text:span></text:p>
      <text:p text:style-name="P7"><text:span text:style-name="T19"><text:tab/><text:tab/>console.log(</text:span><text:span text:style-name="T33">err</text:span><text:span text:style-name="T19">)</text:span></text:p>
      <text:p text:style-name="P13"><text:tab/>{</text:p>
      <text:p text:style-name="P14">{</text:p>
      <text:p text:style-name="P14"/>
      <text:p text:style-name="P14">start()</text:p>
      <text:p text:style-name="P14"/>
      <text:p text:style-name="P14"><text:tab/><text:span text:style-name="T36">Criando o nosso primeiro DOCUMENTO: </text:span></text:p>
      <text:p text:style-name="P36"><text:tab/>Em algum lugar do seu projeto crie um arquivo js que será responsável de interagir diretamente com o banco de dados. No meu projeto, preferi criar uma pasta CONTROLLER onde armazenarei todas as funções que interagem diretamente com o banco. </text:p>
      <text:p text:style-name="P15"><text:span text:style-name="T37"><text:tab/>Antes de tudo, devemos criar um </text:span><text:span text:style-name="T36">MODEL</text:span><text:span text:style-name="T37">, ele que patronizará os dados que permanecerei no DATABASE. Basta em algum arquivo importa o mongoose, após criar uma constante ou variável instanciando com</text:span><text:span text:style-name="T38"> new</text:span><text:span text:style-name="T37"> <text:s/>a função Schema vindo direto do mongoose. Passaremos para essa função um objeto tipificando as entradas:</text:span></text:p>
      <text:p text:style-name="P37"/>
      <text:p text:style-name="P15"><text:span text:style-name="T35">const </text:span><text:span text:style-name="T34">mongoose</text:span><text:span text:style-name="T35"> = require(‘</text:span><text:span text:style-name="T25">mongoose</text:span><text:span text:style-name="T35">’)</text:span><text:span text:style-name="T37"> <text:s/></text:span></text:p>
      <text:p text:style-name="P39"/>
      <text:p text:style-name="P17">const <text:span text:style-name="T29">SchemaTask</text:span> = <text:span text:style-name="T26">new</text:span> <text:span text:style-name="T29">mongoose</text:span>.<text:span text:style-name="T42">Schema</text:span>(<text:span text:style-name="T20">{</text:span></text:p>
      <text:p text:style-name="P33"><text:tab/>name: String,</text:p>
      <text:p text:style-name="P33"><text:tab/>phone: Number</text:p>
      <text:p text:style-name="P17"><text:span text:style-name="T20">}</text:span>) </text:p>
      <text:p text:style-name="P22"/>
      <text:p text:style-name="P22"><text:tab/><text:span text:style-name="T41">Definimos um Schema, mas não o model ainda, para isso basta fazer o seguinte:</text:span></text:p>
      <text:p text:style-name="P38"/>
      <text:p text:style-name="P35"><text:span text:style-name="T26">module.exports</text:span> = mongoose.<text:span text:style-name="T42">model</text:span>(<text:span text:style-name="T20">‘Task’</text:span>, SchemaTask)</text:p>
      <text:p text:style-name="P23"/>
      <text:p text:style-name="P23"><text:tab/><text:span text:style-name="T40">Prontinho definimos nosso model. Código final ficou assim:</text:span></text:p>
      <text:p text:style-name="P17"/>
      <text:p text:style-name="P16"/>
      <text:p text:style-name="P16"/>
      <text:p text:style-name="P16"/>
      <text:p text:style-name="P16"/>
      <text:p text:style-name="P16"/>
      <text:p text:style-name="P16"><text:soft-page-break/><text:span text:style-name="T35">const </text:span><text:span text:style-name="T34">mongoose</text:span><text:span text:style-name="T35"> = require(‘</text:span><text:span text:style-name="T25">mongoose</text:span><text:span text:style-name="T35">’)</text:span><text:span text:style-name="T37"> <text:s/></text:span></text:p>
      <text:p text:style-name="P40"/>
      <text:p text:style-name="P18">const <text:span text:style-name="T29">SchemaTask</text:span> = <text:span text:style-name="T26">new</text:span> <text:span text:style-name="T29">mongoose</text:span>.<text:span text:style-name="T42">Schema</text:span>(<text:span text:style-name="T20">{</text:span></text:p>
      <text:p text:style-name="P34"><text:tab/>name: String,</text:p>
      <text:p text:style-name="P34"><text:tab/>phone: Number</text:p>
      <text:p text:style-name="P18"><text:span text:style-name="T20">}</text:span>) </text:p>
      <text:p text:style-name="P18"/>
      <text:p text:style-name="P35"><text:span text:style-name="T26">module.exports</text:span> = mongoose.<text:span text:style-name="T42">model</text:span>(<text:span text:style-name="T20">‘Task’</text:span>, SchemaTask) </text:p>
      <text:p text:style-name="P35"/>
      <text:p text:style-name="P35"/>
      <text:p text:style-name="P35"/>
      <text:p text:style-name="P35"><text:tab/><text:span text:style-name="T39">Lidando com try… Catch: </text:span></text:p>
      <text:p text:style-name="P42"><text:span text:style-name="T39"><text:tab/>Há uma maneira mais sútil para fazer um tratamento de erro, basta criar uma função recebendo como parâmetro a função que desejamos tratar, dentro ponha uma estrutura Try… Catch. Dentro Try, chame a função que você recebeu como parâmetro, lembre de usar async… await na função. No catch, basta chamar o next() passando o error como um parâmetro. Depois é só configurar algum middleware que tratará erros.</text:span></text:p>
      <text:p text:style-name="P42"><text:span text:style-name="T39"/></text:p>
      <text:p text:style-name="P42"><text:span text:style-name="T39"><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22:09:30.434091838</meta:creation-date>
    <dc:date>2022-06-30T23:47:40.449881508</dc:date>
    <meta:editing-duration>PT49M45S</meta:editing-duration>
    <meta:editing-cycles>11</meta:editing-cycles>
    <meta:generator>LibreOffice/7.3.4.2$Linux_X86_64 LibreOffice_project/30$Build-2</meta:generator>
    <meta:document-statistic meta:table-count="0" meta:image-count="0" meta:object-count="0" meta:page-count="3" meta:paragraph-count="53" meta:word-count="573" meta:character-count="3782" meta:non-whitespace-character-count="3211"/>
  </office:meta>
</office:document-meta>
</file>